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12d" officeooo:paragraph-rsid="0008012d"/>
    </style:style>
    <style:style style:name="P2" style:family="paragraph" style:parent-style-name="Standard">
      <style:text-properties officeooo:rsid="0008012d" officeooo:paragraph-rsid="00091324"/>
    </style:style>
    <style:style style:name="P3" style:family="paragraph" style:parent-style-name="Standard">
      <style:text-properties officeooo:rsid="0008012d" officeooo:paragraph-rsid="00095c66"/>
    </style:style>
    <style:style style:name="P4" style:family="paragraph" style:parent-style-name="Standard">
      <style:text-properties officeooo:rsid="00091324" officeooo:paragraph-rsid="00091324"/>
    </style:style>
    <style:style style:name="P5" style:family="paragraph" style:parent-style-name="Standard">
      <style:text-properties officeooo:rsid="00095c66" officeooo:paragraph-rsid="00095c66"/>
    </style:style>
    <style:style style:name="P6" style:family="paragraph" style:parent-style-name="Standard">
      <style:text-properties officeooo:rsid="000abd4d" officeooo:paragraph-rsid="000abd4d"/>
    </style:style>
    <style:style style:name="P7" style:family="paragraph" style:parent-style-name="Standard">
      <style:text-properties officeooo:rsid="000abd4d" officeooo:paragraph-rsid="000cfd84"/>
    </style:style>
    <style:style style:name="P8" style:family="paragraph" style:parent-style-name="Standard">
      <style:text-properties officeooo:paragraph-rsid="000abd4d"/>
    </style:style>
    <style:style style:name="P9" style:family="paragraph" style:parent-style-name="Standard">
      <style:text-properties officeooo:rsid="000b54d5" officeooo:paragraph-rsid="000b54d5"/>
    </style:style>
    <style:style style:name="P10" style:family="paragraph" style:parent-style-name="Standard">
      <style:text-properties officeooo:rsid="000cfd84" officeooo:paragraph-rsid="000cfd84"/>
    </style:style>
    <style:style style:name="P11" style:family="paragraph" style:parent-style-name="Standard">
      <style:text-properties officeooo:rsid="000ebef8" officeooo:paragraph-rsid="000ebef8"/>
    </style:style>
    <style:style style:name="P12" style:family="paragraph" style:parent-style-name="Standard">
      <style:text-properties officeooo:rsid="000ec859" officeooo:paragraph-rsid="000ec859"/>
    </style:style>
    <style:style style:name="P13" style:family="paragraph" style:parent-style-name="Standard">
      <style:paragraph-properties style:writing-mode="lr-tb"/>
      <style:text-properties officeooo:rsid="000ec859" officeooo:paragraph-rsid="000ec859"/>
    </style:style>
    <style:style style:name="T1" style:family="text">
      <style:text-properties officeooo:rsid="00091324"/>
    </style:style>
    <style:style style:name="T2" style:family="text">
      <style:text-properties officeooo:rsid="00095c66"/>
    </style:style>
    <style:style style:name="T3" style:family="text">
      <style:text-properties officeooo:rsid="000abd4d"/>
    </style:style>
    <style:style style:name="T4" style:family="text">
      <style:text-properties officeooo:rsid="000ec8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-end Developer, <text:span text:style-name="T3">Back-end Developer</text:span> and Systems Administrator</text:p>
      <text:p text:style-name="P1"/>
      <text:p text:style-name="P1"><text:s/>I enjoy creating beautiful web pages and writing code</text:p>
      <text:p text:style-name="P1"/>
      <text:p text:style-name="P2"><text:span text:style-name="T1">Technology has come further than any of us could have ever imagined gaining in leaps and bounds as the decades roll on. <text:s/></text:span>Since the beginning of time (for me) I have been tinkering with computers. Pulling them apart, fixing them, putting them back together… and amazingly they always worked – <text:span text:style-name="T1">more of a kudos to the manufactures than myself. If it was not for their brilliant work I would never have gained the confidence to </text:span><text:span text:style-name="T3">carry on</text:span><text:span text:style-name="T1"> pull</text:span><text:span text:style-name="T3">ing</text:span><text:span text:style-name="T1"> them apart in the first place. Computer Programming and Front-end Development were the obvious next steps for me and hence here I am </text:span><text:span text:style-name="T2">in all my glory, mouse in hand and ready to roll!</text:span></text:p>
      <text:p text:style-name="P2"/>
      <text:p text:style-name="P5">Front end development</text:p>
      <text:p text:style-name="P5"/>
      <text:p text:style-name="P3"><text:span text:style-name="T4">A</text:span><text:span text:style-name="T2"> creative mind and a background in marketing enabl</text:span><text:span text:style-name="T4">es</text:span><text:span text:style-name="T2"> me to produce eye catching and informative web pages that engage with the user and clearly communicate </text:span><text:span text:style-name="T4">the</text:span><text:span text:style-name="T2"> message.</text:span></text:p>
      <text:p text:style-name="P3"/>
      <text:p text:style-name="P3"><text:span text:style-name="T2">Languages I speak</text:span></text:p>
      <text:p text:style-name="P3"/>
      <text:p text:style-name="P3"><text:span text:style-name="T2">Html 5</text:span></text:p>
      <text:p text:style-name="P3"><text:span text:style-name="T2">CSS 3</text:span></text:p>
      <text:p text:style-name="P3"/>
      <text:p text:style-name="P6">Dev tools</text:p>
      <text:p text:style-name="P6"/>
      <text:p text:style-name="P6">Vscode</text:p>
      <text:p text:style-name="P8"><text:span text:style-name="T3">Github</text:span></text:p>
      <text:p text:style-name="P8">Bootstrap</text:p>
      <text:p text:style-name="P6">Firefox Dev Tools</text:p>
      <text:p text:style-name="P6">Gimp Image Editor</text:p>
      <text:p text:style-name="P6">Inkscpe</text:p>
      <text:p text:style-name="P6"/>
      <text:p text:style-name="P6"/>
      <text:p text:style-name="P6">Back-end Development</text:p>
      <text:p text:style-name="P6"/>
      <text:p text:style-name="P9">Back-end development is my passion, this is where I live. <text:span text:style-name="T4">Coding problems, problems coding. There is nothing like getting stuck into a solvable problem.</text:span></text:p>
      <text:p text:style-name="P9"/>
      <text:p text:style-name="P10">Languages I speak</text:p>
      <text:p text:style-name="P10"/>
      <text:p text:style-name="P10">Python</text:p>
      <text:p text:style-name="P10"/>
      <text:p text:style-name="P10">Dev Tools</text:p>
      <text:p text:style-name="P10"/>
      <text:p text:style-name="P7">Vscode</text:p>
      <text:p text:style-name="P10"><text:span text:style-name="T3">Github</text:span></text:p>
      <text:p text:style-name="P10">Django</text:p>
      <text:p text:style-name="P10">SQL</text:p>
      <text:p text:style-name="P10">DBeaver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System Administrator</text:p>
      <text:p text:style-name="P10"/>
      <text:p text:style-name="P12">Hi, my name is Admin. Windows and GNU based operating systems</text:p>
      <text:p text:style-name="P10"/>
      <text:p text:style-name="P10">GNU/ Linux <text:span text:style-name="T4">Operating </text:span>Systems</text:p>
      <text:p text:style-name="P12">Windows Operating Systems</text:p>
      <text:p text:style-name="P11">Web Server Hosting</text:p>
      <text:p text:style-name="P11">File Server Hosting</text:p>
      <text:p text:style-name="P11">Cloud Based <text:span text:style-name="T4">Web</text:span> Hosting</text:p>
      <text:p text:style-name="P13">Virus and Malware Protection/ Removal</text:p>
      <text:p text:style-name="P13"/>
      <text:p text:style-name="P10"/>
      <text:p text:style-name="P10"/>
      <text:p text:style-name="P3"><text:span text:style-name="T2"><text:s/></text:span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2:05:58.829712167</meta:creation-date>
    <dc:date>2021-12-14T16:37:42.137329889</dc:date>
    <meta:editing-duration>PT3H7M1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2" meta:paragraph-count="34" meta:word-count="249" meta:character-count="1495" meta:non-whitespace-character-count="1275"/>
  </office:meta>
</office:document-meta>
</file>